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3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4" style:family="paragraph" style:parent-style-name="Standard_20__28_WW_29_" style:master-page-name="">
      <loext:graphic-properties draw:fill="none"/>
      <style:paragraph-properties fo:margin-left="0in" fo:margin-right="0in" fo:margin-top="2.9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Text_20_body">
      <style:text-properties officeooo:rsid="00868dde" officeooo:paragraph-rsid="00868dde"/>
    </style:style>
    <style:style style:name="P6" style:family="paragraph" style:parent-style-name="Standard_20__28_WW_29_" style:master-page-name="">
      <loext:graphic-properties draw:fill="none"/>
      <style:paragraph-properties fo:margin-left="3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10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12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13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14" style:family="paragraph" style:parent-style-name="ITMO_20_ICT_20_Lab_20_Works">
      <style:text-properties fo:font-size="12pt" fo:font-weight="normal" officeooo:paragraph-rsid="0022e1cd" style:font-size-asian="10.5pt" style:font-weight-asian="normal" style:font-size-complex="12pt" style:font-weight-complex="normal"/>
    </style:style>
    <style:style style:name="P15" style:family="paragraph" style:parent-style-name="ITMO_20_ICT_20_Lab_20_Works">
      <style:paragraph-properties fo:break-before="page"/>
      <style:text-properties officeooo:rsid="002794e8" officeooo:paragraph-rsid="002794e8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2">
      <style:text-properties style:font-name="Times New Roman" officeooo:rsid="002c4a92" officeooo:paragraph-rsid="002c4a92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officeooo:rsid="003183b6"/>
    </style:style>
    <style:style style:name="T5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6" style:family="text">
      <style:text-properties officeooo:rsid="00a1dfa0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1"/>
      <text:p text:style-name="P13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/text:p>
      <text:p text:style-name="P12" loext:marker-style-name="T3"><text:span text:style-name="T3">Факультет Программной Инженерии и Компьютерной Техники </text:span></text:p>
      <text:p text:style-name="P2">Лабораторная работа по основам профессиональной деятельности №1</text:p>
      <text:p text:style-name="P3">Вариант 1512</text:p>
      <text:p text:style-name="P6">Выполнил: Снагин Станислав Максимович</text:p>
      <text:p text:style-name="P10"><text:span text:style-name="T5">Проверил: </text:span>Блохина Елена Николаевна</text:p>
      <text:p text:style-name="P7">Группа: Р3115</text:p>
      <text:p text:style-name="P4"><text:soft-page-break/>Санкт Петербург 2024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Содержание</text:p>
          </text:index-title>
          <text:p text:style-name="P8"><text:a xlink:type="simple" xlink:href="#__RefHeading___Toc3867_2985257696" text:style-name="Index_20_Link" text:visited-style-name="Index_20_Link">Задания и цели работы<text:tab/>3</text:a></text:p>
          <text:p text:style-name="P8"><text:a xlink:type="simple" xlink:href="#__RefHeading___Toc8325_2985257696" text:style-name="Index_20_Link" text:visited-style-name="Index_20_Link">Основные этапы вычисления<text:tab/>4</text:a></text:p>
          <text:p text:style-name="P9"><text:a xlink:type="simple" xlink:href="#__RefHeading___Toc8327_2985257696" text:style-name="Index_20_Link" text:visited-style-name="Index_20_Link"><text:tab/>4</text:a></text:p>
          <text:p text:style-name="P8"><text:a xlink:type="simple" xlink:href="#__RefHeading___Toc3871_2985257696" text:style-name="Index_20_Link" text:visited-style-name="Index_20_Link">Заключение<text:tab/>5</text:a></text:p>
        </text:index-body>
      </text:table-of-content>
      <text:h text:style-name="P14" text:outline-level="1"/>
      <text:h text:style-name="P16" text:outline-level="1"><text:bookmark-start text:name="__RefHeading___Toc3867_2985257696"/>Задани<text:span text:style-name="T4">я</text:span> и цели работы<text:bookmark-end text:name="__RefHeading___Toc3867_2985257696"/></text:h>
      <text:p text:style-name="Text_20_body"><text:bookmark-start text:name="__RefHeading___Toc25768_2985257696"/><text:tab/>Целью данной работы является знакомство с основными командами ОС <text:span text:style-name="T6">UNIX и их семействам, с некоторыми командами интерпретатора shell, с настройками прав доступа к файлам и папкам пользователям, группам, иным лицам.</text:span><text:bookmark-end text:name="__RefHeading___Toc25768_2985257696"/></text:p>
      <text:h text:style-name="P16" text:outline-level="1"><text:bookmark-start text:name="__RefHeading___Toc8325_2985257696"/>Основные этапы вычисления<text:bookmark-end text:name="__RefHeading___Toc8325_2985257696"/></text:h>
      <text:h text:style-name="P17" text:outline-level="2"><text:bookmark-start text:name="__RefHeading___Toc8327_2985257696"/><text:tab/><text:bookmark-end text:name="__RefHeading___Toc8327_2985257696"/></text:h>
      <text:h text:style-name="P15" text:outline-level="1"><text:bookmark-start text:name="__RefHeading___Toc3871_2985257696"/>Заключение<text:bookmark-end text:name="__RefHeading___Toc3871_2985257696"/></text:h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Рисунок" style:family="paragraph" style:parent-style-name="Caption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5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5.2$Linux_X86_64 LibreOffice_project/420$Build-2</meta:generator>
    <dc:date>2024-09-24T21:46:51.606896031</dc:date>
    <meta:editing-duration>PT11H3M23S</meta:editing-duration>
    <meta:editing-cycles>110</meta:editing-cycles>
    <meta:print-date>2024-09-11T19:48:02.397916277</meta:print-date>
    <meta:printed-by>PDF files</meta:printed-by>
    <meta:document-statistic meta:table-count="0" meta:image-count="0" meta:object-count="0" meta:page-count="5" meta:paragraph-count="19" meta:word-count="92" meta:character-count="717" meta:non-whitespace-character-count="639"/>
  </office:meta>
</office:document-meta>
</file>